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8888" officeooo:paragraph-rsid="000abba6" style:text-blinking="false" fo:background-color="transparent"/>
    </style:style>
    <style:style style:name="P2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.1665in" fo:margin-bottom="0in" loext:contextual-spacing="false" fo:line-height="120%" style:writing-mode="lr-tb"/>
      <style:text-properties fo:font-weight="normal"/>
    </style:style>
    <style:style style:name="P6" style:family="paragraph" style:parent-style-name="Text_20_body">
      <style:paragraph-properties fo:margin-top="0.1665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1665in" fo:margin-bottom="0in" loext:contextual-spacing="false" fo:line-height="120%" style:writing-mode="lr-tb"/>
    </style:style>
    <style:style style:name="P8" style:family="paragraph" style:parent-style-name="Text_20_body"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41afd46-7fff-34dc-a237-6b3fab377284"/>Работая над каким-либо проектом порой может возникнуть следующая ситуация:</text:p>
      <text:p text:style-name="P2">Была стабильная, работающая версия, затем вы начали вносить изменения, и что-то пошло не так.</text:p>
      <text:p text:style-name="P7"><text:span text:style-name="T3">Стало ясно, что лучший выход – откатиться к стабильной версии. Если это зто решение вы приняли работая над одним-двумя файлами, времени прошло немного, может спасти  </text:span><text:span text:style-name="T2">ctrl-z</text:span></text:p>
      <text:p text:style-name="P2">Но порой нам необходимо откатить к изменениям ,сделанным несколько дней ,если не недель назад. </text:p>
      <text:p text:style-name="P2">Или же, возможно, над проектом просто работает несколько человек.<text:line-break/><text:line-break/>Нужно же как-то управлять этим набором разных версий одной и той же программы</text:p>
      <text:p text:style-name="P2">В такой ситуации самый простой вариант – сохранять проект в отдельную папочку с указанием версии, автора ,если их несколько, и даты,  после каждой важной точки. </text:p>
      <text:p text:style-name="P2">В целом ,конечно, этот вариант применим. Но в мире инженеров принято, встречая задачу, автоматизировать ее решение, чтоб в следующие разы эта проблема проблемой не была.</text:p>
      <text:p text:style-name="P7"><text:span text:style-name="T3">Поэтому разумо было бы написать программу, которая позволяет сохранять проект в определенном состоянии не плодя дополнительных папок. Пойти по пути сохранений в видеоиграх, когда простым нажатием на кнопку можно выбрать то состояния, которое вас интересует, и продолжить с него.</text:span></text:p>
      <text:p text:style-name="P5"><text:span text:style-name="T1">И такие программы появились ещ в девяностые – они называются системами контроля версий. Раньше существовало несколько конкурирующих, но сейчас доминанта это программа </text:span><text:span text:style-name="T2">Git</text:span><text:span text:style-name="T1">, только в редких конторах можно встретить </text:span><text:span text:style-name="T2">SVN</text:span><text:span text:style-name="T1">.</text:span></text:p>
      <text:p text:style-name="Text_20_body"/>
      <text:p text:style-name="P3">И сейчас очень важный момент – нам нужно определиться с понятиями.</text:p>
      <text:p text:style-name="P2">Очень часто слова “Гит” и “Гитхаб” идут в тандеме, из-за чего может сложиться впечатление, что это две неделимые части одной системы. Это не совсем так.</text:p>
      <text:p text:style-name="Text_20_body"/>
      <text:p text:style-name="P5"><text:span text:style-name="T2">GIT</text:span><text:span text:style-name="T4"> </text:span><text:span text:style-name="T1">это отдельная программа, устанавливаемая на компьютеры, которой вы можете пользоваться без подключения к интернету и без каких-либо дополнительных сервисов. Эта система управления версиями подходит не только для групповой, но и для индивидуальной разработки.</text:span></text:p>
      <text:p text:style-name="Text_20_body"/>
      <text:p text:style-name="P5"><text:span text:style-name="T2">ГИТ</text:span><text:span text:style-name="T4"> – </text:span><text:span text:style-name="T1">нужен для того, чтобы управлять разными версиями одной программы. Позволяет сохранять различные версии одной и той же проги с разным кодом.</text:span></text:p>
      <text:p text:style-name="Text_20_body"/>
      <text:p text:style-name="P2"><text:soft-page-break/>Управление версиям буквально переключает состояния папки – файлы, сохраненные в одной точке, исчезают, при переключении на другое сохранение, переименовываются папки, уходят строчки кода. Это буквально другая версия программы.</text:p>
      <text:p text:style-name="P5"><text:span text:style-name="T1">А хранилище этих версий называется </text:span><text:span text:style-name="T2">РЕПОЗИТОРИЙ</text:span><text:span text:style-name="T1">.</text:span></text:p>
      <text:p text:style-name="P5"><text:span text:style-name="T1">Репозиторий это просто папка, в которой находится специальный </text:span><text:span text:style-name="T2">.git-файл</text:span><text:span text:style-name="T1">. Та папка, в которой находится этот файл и все вложенные в нее становятся частью репозитория. Т.е программа гит отслеживает их и записывает.</text:span></text:p>
      <text:p text:style-name="P5"><text:span text:style-name="T1">Запись состояния, т.е новая точка сохранения называется </text:span><text:span text:style-name="T2">КОММИТОМ</text:span><text:span text:style-name="T1">.</text:span></text:p>
      <text:p text:style-name="P2">Чтобы сохранить изменения, нужно сделать две вещи<text:line-break/>- сказать гиту какие именно изменения вы хотите внести</text:p>
      <text:p text:style-name="P5"><text:span text:style-name="T1">- сказать “окей, запиши ,пожалуйста ,вот это<text:line-break/><text:line-break/>После это </text:span><text:span text:style-name="T2">КОММИТ</text:span><text:span text:style-name="T4"> </text:span><text:span text:style-name="T1">добавляется в виде точки сохранения, к которой вы всегда можете вернуться.</text:span></text:p>
      <text:p text:style-name="Text_20_body"/>
      <text:p text:style-name="P2">Каждый следующий коммит хранит в себе данные опредыдущем. Т.е вот мы пишем систему регистрации пользователя, и нарисовали форму на фронтенде. Сделали коммит - теперь у нас есть точка сохранения с формой. альше мы пишем скрипт ,который обработает из нее данные. Коммитим. Теперь этот коммит содержит в себе и форму и скрипт-бэкенда.</text:p>
      <text:p text:style-name="Text_20_body"/>
      <text:p text:style-name="P2">Почему это важно, хоть и очевидно?<text:line-break/><text:line-break/>Потому, что, возможно, вам нужна версия без формы и без скрипта обработки, зато с добавленной интеграцией с картами.<text:line-break/><text:line-break/>Т.е коммиты- точки сохранения на определенной ветке изменений. Но как быть, если вам нужна не точка на этой дороге а принципиально другая дорога?</text:p>
      <text:p text:style-name="Text_20_body"/>
      <text:p text:style-name="P2">Тут снова пригодится аналогия из игр. Коммиты- это сейвы, но каждый следующий сев это продолжение предыдущего. Как быть, когда вы хотите играть , допусти, с РПГ, одновременно играя двумя вариантами - допустим, кача мага на данной ветке а на второй вона.</text:p>
      <text:p text:style-name="Text_20_body"/>
      <text:p text:style-name="P2">Игроки в ММО имею для этого нескольких героев или даже несколько аккаунтов.</text:p>
      <text:p text:style-name="P2">В Гите аналог этого - ВЕТКИ.  Это действительно..ветки.</text:p>
      <text:p text:style-name="P2">Ветвления реальности. Ветки состоят из коммитов ,и можно создать множество веток своего проекта ,в каждом из который коммиты будут сохранять разные данные.</text:p>
      <text:p text:style-name="P4"><text:soft-page-break/> </text:p>
      <text:p text:style-name="Text_20_body"/>
      <text:p text:style-name="P2">Это то, как мы можем работать над проектом с помощью гита сами - сохранять его в определенных состояниях, делая коммиты, переключаться между ними, объединять их друг с другом, удалять, етс.</text:p>
      <text:p text:style-name="P2">Но как делать то совместно с другим человеком? Если все, что нужно, для сохранения изменений, это наличие гит-файла и программы ГИТ, то, возможно, передавая репозиторий другому человеку ,он сможет добавлять в наш проект свои изменения?</text:p>
      <text:p text:style-name="Text_20_body"/>
      <text:p text:style-name="P2">Как его передать?<text:line-break/><text:line-break/>Можно переслать в виде архива или просто папки\файла через гугл--драйв ,дропбокс, яндекс-диск или иной подобный сервис. А затем человек будет возвращать вам этот репозиторий, после внесения изменений.<text:line-break/><text:line-break/>А если этих людей десять? Вы задолбаетесь это менеджерить.</text:p>
      <text:p text:style-name="P2">В качестве решения может подойти сайт, в духе торрент-трекеров. Эдакое хранилище репозиториев ,к котором можно получать доступ с помощью специальной программы. Того самого гита. </text:p>
      <text:p text:style-name="P2">Таких сайтов-хранилищ существует несколько – GitHub, GitLab, Heroku.</text:p>
      <text:p text:style-name="P2">Это ,по сути, просто сайты, которые хранять копии репозиториев с локальных компьютеров и позволяют, с помощью Гита, работать с удаленными репозиториями - скачивать их целиком, скачивать изменения оттуда, вносить изменения.</text:p>
      <text:p text:style-name="Text_20_body"/>
      <text:p text:style-name="P2">Для того, чтобы ими воспользоваться, нужно просто зарегистрироваться.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7:42:40.951038153</meta:creation-date>
    <dc:date>2020-03-06T20:01:41.140141497</dc:date>
    <meta:editing-duration>PT14H31M2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756" meta:character-count="5230" meta:non-whitespace-character-count="4485"/>
  </office:meta>
</office:document-meta>
</file>